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padding="0.049cm" fo:border="0.06pt solid #d9d9e3"/>
    </style:style>
    <style:style style:name="P2" style:family="paragraph" style:parent-style-name="Heading_20_3">
      <style:paragraph-properties fo:padding="0.049cm" fo:border="0.06pt solid #d9d9e3"/>
    </style:style>
    <style:style style:name="P3" style:family="paragraph" style:parent-style-name="Standard">
      <style:text-properties officeooo:rsid="00028b41" officeooo:paragraph-rsid="00028b41"/>
    </style:style>
    <style:style style:name="P4" style:family="paragraph" style:parent-style-name="Standard">
      <style:text-properties officeooo:rsid="000448c1" officeooo:paragraph-rsid="000448c1"/>
    </style:style>
    <style:style style:name="P5" style:family="paragraph" style:parent-style-name="Standard" style:list-style-name="List_20_1">
      <style:text-properties officeooo:rsid="000448c1" officeooo:paragraph-rsid="000448c1"/>
    </style:style>
    <style:style style:name="P6" style:family="paragraph" style:parent-style-name="Standard">
      <style:text-properties fo:font-weight="bold" officeooo:rsid="000448c1" officeooo:paragraph-rsid="000448c1" style:font-weight-asian="bold" style:font-weight-complex="bold"/>
    </style:style>
    <style:style style:name="P7" style:family="paragraph" style:parent-style-name="Text_20_body">
      <style:text-properties officeooo:rsid="00028b41" officeooo:paragraph-rsid="00028b41"/>
    </style:style>
    <style:style style:name="P8" style:family="paragraph" style:parent-style-name="Text_20_body">
      <style:text-properties officeooo:rsid="000448c1" officeooo:paragraph-rsid="000448c1"/>
    </style:style>
    <style:style style:name="P9" style:family="paragraph" style:parent-style-name="Text_20_body">
      <style:text-properties style:text-line-through-style="solid" style:text-line-through-type="single"/>
    </style:style>
    <style:style style:name="P10" style:family="paragraph" style:parent-style-name="Text_20_body">
      <style:paragraph-properties fo:padding="0.049cm" fo:border="0.06pt solid #d9d9e3"/>
    </style:style>
    <style:style style:name="P11" style:family="paragraph" style:parent-style-name="Text_20_body" style:list-style-name="L1">
      <style:paragraph-properties fo:padding="0.049cm" fo:border="0.06pt solid #d9d9e3"/>
    </style:style>
    <style:style style:name="P12" style:family="paragraph" style:parent-style-name="Text_20_body" style:list-style-name="L2">
      <style:paragraph-properties fo:padding="0.049cm" fo:border="0.06pt solid #d9d9e3"/>
    </style:style>
    <style:style style:name="P13" style:family="paragraph" style:parent-style-name="Text_20_body" style:list-style-name="L3">
      <style:paragraph-properties fo:padding="0.049cm" fo:border="0.06pt solid #d9d9e3"/>
    </style:style>
    <style:style style:name="P14" style:family="paragraph" style:parent-style-name="Text_20_body" style:list-style-name="L4">
      <style:paragraph-properties fo:padding="0.049cm" fo:border="0.06pt solid #d9d9e3"/>
    </style:style>
    <style:style style:name="P15" style:family="paragraph" style:parent-style-name="Text_20_body" style:list-style-name="L5">
      <style:paragraph-properties fo:padding="0.049cm" fo:border="0.06pt solid #d9d9e3"/>
    </style:style>
    <style:style style:name="P16" style:family="paragraph" style:parent-style-name="Text_20_body" style:list-style-name="L6">
      <style:paragraph-properties fo:padding="0.049cm" fo:border="0.06pt solid #d9d9e3"/>
    </style:style>
    <style:style style:name="P17" style:family="paragraph" style:parent-style-name="Text_20_body" style:list-style-name="L7">
      <style:paragraph-properties fo:padding="0.049cm" fo:border="0.06pt solid #d9d9e3"/>
    </style:style>
    <style:style style:name="P18" style:family="paragraph" style:parent-style-name="Text_20_body" style:list-style-name="L8">
      <style:paragraph-properties fo:padding="0.049cm" fo:border="0.06pt solid #d9d9e3"/>
    </style:style>
    <style:style style:name="P19" style:family="paragraph" style:parent-style-name="Text_20_body" style:list-style-name="L9">
      <style:paragraph-properties fo:padding="0.049cm" fo:border="0.06pt solid #d9d9e3"/>
    </style:style>
    <style:style style:name="P20" style:family="paragraph" style:parent-style-name="Text_20_body" style:list-style-name="L10">
      <style:paragraph-properties fo:padding="0.049cm" fo:border="0.06pt solid #d9d9e3"/>
    </style:style>
    <style:style style:name="P21" style:family="paragraph" style:parent-style-name="Text_20_body" style:list-style-name="L11">
      <style:paragraph-properties fo:padding="0.049cm" fo:border="0.06pt solid #d9d9e3"/>
    </style:style>
    <style:style style:name="P22" style:family="paragraph" style:parent-style-name="Text_20_body" style:list-style-name="L12">
      <style:paragraph-properties fo:padding="0.049cm" fo:border="0.06pt solid #d9d9e3"/>
    </style:style>
    <style:style style:name="P23" style:family="paragraph" style:parent-style-name="Text_20_body" style:list-style-name="L13">
      <style:paragraph-properties fo:padding="0.049cm" fo:border="0.06pt solid #d9d9e3"/>
    </style:style>
    <style:style style:name="P24" style:family="paragraph" style:parent-style-name="Text_20_body" style:list-style-name="L14">
      <style:paragraph-properties fo:padding="0.049cm" fo:border="0.06pt solid #d9d9e3"/>
    </style:style>
    <style:style style:name="P25" style:family="paragraph" style:parent-style-name="Text_20_body" style:list-style-name="L15">
      <style:paragraph-properties fo:padding="0.049cm" fo:border="0.06pt solid #d9d9e3"/>
    </style:style>
    <style:style style:name="P26" style:family="paragraph" style:parent-style-name="Text_20_body" style:list-style-name="L16">
      <style:paragraph-properties fo:padding="0.049cm" fo:border="0.06pt solid #d9d9e3"/>
    </style:style>
    <style:style style:name="P27" style:family="paragraph" style:parent-style-name="Text_20_body" style:list-style-name="L17">
      <style:paragraph-properties fo:padding="0.049cm" fo:border="0.06pt solid #d9d9e3"/>
    </style:style>
    <style:style style:name="P28" style:family="paragraph" style:parent-style-name="Text_20_body" style:list-style-name="L18">
      <style:paragraph-properties fo:padding="0.049cm" fo:border="0.06pt solid #d9d9e3"/>
    </style:style>
    <style:style style:name="P29" style:family="paragraph" style:parent-style-name="Text_20_body" style:list-style-name="L19">
      <style:paragraph-properties fo:padding="0.049cm" fo:border="0.06pt solid #d9d9e3"/>
    </style:style>
    <style:style style:name="P30" style:family="paragraph" style:parent-style-name="Text_20_body" style:list-style-name="L20">
      <style:paragraph-properties fo:padding="0.049cm" fo:border="0.06pt solid #d9d9e3"/>
    </style:style>
    <style:style style:name="P31" style:family="paragraph" style:parent-style-name="Text_20_body" style:list-style-name="L21">
      <style:paragraph-properties fo:padding="0.049cm" fo:border="0.06pt solid #d9d9e3"/>
    </style:style>
    <style:style style:name="P32" style:family="paragraph" style:parent-style-name="Text_20_body" style:list-style-name="L22">
      <style:paragraph-properties fo:padding="0.049cm" fo:border="0.06pt solid #d9d9e3"/>
    </style:style>
    <style:style style:name="P33" style:family="paragraph" style:parent-style-name="Text_20_body" style:list-style-name="L23">
      <style:paragraph-properties fo:padding="0.049cm" fo:border="0.06pt solid #d9d9e3"/>
    </style:style>
    <style:style style:name="P34" style:family="paragraph" style:parent-style-name="Text_20_body" style:list-style-name="L24">
      <style:paragraph-properties fo:padding="0.049cm" fo:border="0.06pt solid #d9d9e3"/>
    </style:style>
    <style:style style:name="P35" style:family="paragraph" style:parent-style-name="Text_20_body" style:list-style-name="L25">
      <style:paragraph-properties fo:padding="0.049cm" fo:border="0.06pt solid #d9d9e3"/>
    </style:style>
    <style:style style:name="P36" style:family="paragraph" style:parent-style-name="Text_20_body" style:list-style-name="L26">
      <style:paragraph-properties fo:padding="0.049cm" fo:border="0.06pt solid #d9d9e3"/>
    </style:style>
    <style:style style:name="P37" style:family="paragraph" style:parent-style-name="Text_20_body" style:list-style-name="L27">
      <style:paragraph-properties fo:padding="0.049cm" fo:border="0.06pt solid #d9d9e3"/>
    </style:style>
    <style:style style:name="P38" style:family="paragraph" style:parent-style-name="Text_20_body" style:list-style-name="L28">
      <style:paragraph-properties fo:padding="0.049cm" fo:border="0.06pt solid #d9d9e3"/>
    </style:style>
    <style:style style:name="P39" style:family="paragraph" style:parent-style-name="Text_20_body" style:list-style-name="L29">
      <style:paragraph-properties fo:padding="0.049cm" fo:border="0.06pt solid #d9d9e3"/>
    </style:style>
    <style:style style:name="P40" style:family="paragraph" style:parent-style-name="Text_20_body" style:list-style-name="L30">
      <style:paragraph-properties fo:padding="0.049cm" fo:border="0.06pt solid #d9d9e3"/>
    </style:style>
    <style:style style:name="P41" style:family="paragraph" style:parent-style-name="Text_20_body" style:list-style-name="L31">
      <style:paragraph-properties fo:padding="0.049cm" fo:border="0.06pt solid #d9d9e3"/>
    </style:style>
    <style:style style:name="P42" style:family="paragraph" style:parent-style-name="Text_20_body" style:list-style-name="L32">
      <style:paragraph-properties fo:padding="0.049cm" fo:border="0.06pt solid #d9d9e3"/>
    </style:style>
    <style:style style:name="P43" style:family="paragraph" style:parent-style-name="Text_20_body" style:list-style-name="L33">
      <style:paragraph-properties fo:padding="0.049cm" fo:border="0.06pt solid #d9d9e3"/>
    </style:style>
    <style:style style:name="P44" style:family="paragraph" style:parent-style-name="Text_20_body" style:list-style-name="L34">
      <style:paragraph-properties fo:padding="0.049cm" fo:border="0.06pt solid #d9d9e3"/>
    </style:style>
    <style:style style:name="P45" style:family="paragraph" style:parent-style-name="Text_20_body" style:list-style-name="L35">
      <style:paragraph-properties fo:padding="0.049cm" fo:border="0.06pt solid #d9d9e3"/>
    </style:style>
    <style:style style:name="P46" style:family="paragraph" style:parent-style-name="Text_20_body" style:list-style-name="L36">
      <style:paragraph-properties fo:padding="0.049cm" fo:border="0.06pt solid #d9d9e3"/>
    </style:style>
    <style:style style:name="P47" style:family="paragraph" style:parent-style-name="Text_20_body" style:list-style-name="L37">
      <style:paragraph-properties fo:padding="0.049cm" fo:border="0.06pt solid #d9d9e3"/>
    </style:style>
    <style:style style:name="P48" style:family="paragraph" style:parent-style-name="Text_20_body" style:list-style-name="L38">
      <style:paragraph-properties fo:padding="0.049cm" fo:border="0.06pt solid #d9d9e3"/>
    </style:style>
    <style:style style:name="P49" style:family="paragraph" style:parent-style-name="Text_20_body" style:list-style-name="L39">
      <style:paragraph-properties fo:padding="0.049cm" fo:border="0.06pt solid #d9d9e3"/>
    </style:style>
    <style:style style:name="P50" style:family="paragraph" style:parent-style-name="Text_20_body" style:list-style-name="L40">
      <style:paragraph-properties fo:padding="0.049cm" fo:border="0.06pt solid #d9d9e3"/>
    </style:style>
    <style:style style:name="P51" style:family="paragraph" style:parent-style-name="Text_20_body" style:list-style-name="L41">
      <style:paragraph-properties fo:padding="0.049cm" fo:border="0.06pt solid #d9d9e3"/>
    </style:style>
    <style:style style:name="P52" style:family="paragraph" style:parent-style-name="Text_20_body" style:list-style-name="L42">
      <style:paragraph-properties fo:padding="0.049cm" fo:border="0.06pt solid #d9d9e3"/>
    </style:style>
    <style:style style:name="P53" style:family="paragraph" style:parent-style-name="Text_20_body">
      <style:paragraph-properties fo:padding="0.049cm" fo:border="0.06pt solid #d9d9e3"/>
      <style:text-properties officeooo:paragraph-rsid="0012d302"/>
    </style:style>
    <style:style style:name="P54" style:family="paragraph" style:parent-style-name="Text_20_body" style:list-style-name="L43">
      <style:paragraph-properties fo:padding="0.049cm" fo:border="0.06pt solid #d9d9e3"/>
    </style:style>
    <style:style style:name="P55" style:family="paragraph" style:parent-style-name="Text_20_body" style:list-style-name="L1">
      <style:paragraph-properties fo:margin-top="0cm" fo:margin-bottom="0cm" loext:contextual-spacing="false" fo:padding="0.049cm" fo:border="0.06pt solid #d9d9e3"/>
    </style:style>
    <style:style style:name="P56" style:family="paragraph" style:parent-style-name="Text_20_body" style:list-style-name="L2">
      <style:paragraph-properties fo:margin-top="0cm" fo:margin-bottom="0cm" loext:contextual-spacing="false" fo:padding="0.049cm" fo:border="0.06pt solid #d9d9e3"/>
    </style:style>
    <style:style style:name="P57" style:family="paragraph" style:parent-style-name="Text_20_body" style:list-style-name="L3">
      <style:paragraph-properties fo:margin-top="0cm" fo:margin-bottom="0cm" loext:contextual-spacing="false" fo:padding="0.049cm" fo:border="0.06pt solid #d9d9e3"/>
    </style:style>
    <style:style style:name="P58" style:family="paragraph" style:parent-style-name="Text_20_body" style:list-style-name="L4">
      <style:paragraph-properties fo:margin-top="0cm" fo:margin-bottom="0cm" loext:contextual-spacing="false" fo:padding="0.049cm" fo:border="0.06pt solid #d9d9e3"/>
    </style:style>
    <style:style style:name="P59" style:family="paragraph" style:parent-style-name="Text_20_body" style:list-style-name="L5">
      <style:paragraph-properties fo:margin-top="0cm" fo:margin-bottom="0cm" loext:contextual-spacing="false" fo:padding="0.049cm" fo:border="0.06pt solid #d9d9e3"/>
    </style:style>
    <style:style style:name="P60" style:family="paragraph" style:parent-style-name="Text_20_body" style:list-style-name="L6">
      <style:paragraph-properties fo:margin-top="0cm" fo:margin-bottom="0cm" loext:contextual-spacing="false" fo:padding="0.049cm" fo:border="0.06pt solid #d9d9e3"/>
    </style:style>
    <style:style style:name="P61" style:family="paragraph" style:parent-style-name="Text_20_body" style:list-style-name="L7">
      <style:paragraph-properties fo:margin-top="0cm" fo:margin-bottom="0cm" loext:contextual-spacing="false" fo:padding="0.049cm" fo:border="0.06pt solid #d9d9e3"/>
    </style:style>
    <style:style style:name="P62" style:family="paragraph" style:parent-style-name="Text_20_body" style:list-style-name="L8">
      <style:paragraph-properties fo:margin-top="0cm" fo:margin-bottom="0cm" loext:contextual-spacing="false" fo:padding="0.049cm" fo:border="0.06pt solid #d9d9e3"/>
    </style:style>
    <style:style style:name="P63" style:family="paragraph" style:parent-style-name="Text_20_body" style:list-style-name="L9">
      <style:paragraph-properties fo:margin-top="0cm" fo:margin-bottom="0cm" loext:contextual-spacing="false" fo:padding="0.049cm" fo:border="0.06pt solid #d9d9e3"/>
    </style:style>
    <style:style style:name="P64" style:family="paragraph" style:parent-style-name="Text_20_body" style:list-style-name="L9">
      <style:paragraph-properties fo:margin-top="0cm" fo:margin-bottom="0cm" loext:contextual-spacing="false" fo:padding="0.049cm" fo:border="0.06pt solid #d9d9e3"/>
      <style:text-properties officeooo:paragraph-rsid="000cda2d"/>
    </style:style>
    <style:style style:name="P65" style:family="paragraph" style:parent-style-name="Text_20_body" style:list-style-name="L10">
      <style:paragraph-properties fo:margin-top="0cm" fo:margin-bottom="0cm" loext:contextual-spacing="false" fo:padding="0.049cm" fo:border="0.06pt solid #d9d9e3"/>
    </style:style>
    <style:style style:name="P66" style:family="paragraph" style:parent-style-name="Text_20_body" style:list-style-name="L11">
      <style:paragraph-properties fo:margin-top="0cm" fo:margin-bottom="0cm" loext:contextual-spacing="false" fo:padding="0.049cm" fo:border="0.06pt solid #d9d9e3"/>
    </style:style>
    <style:style style:name="P67" style:family="paragraph" style:parent-style-name="Text_20_body" style:list-style-name="L12">
      <style:paragraph-properties fo:margin-top="0cm" fo:margin-bottom="0cm" loext:contextual-spacing="false" fo:padding="0.049cm" fo:border="0.06pt solid #d9d9e3"/>
    </style:style>
    <style:style style:name="P68" style:family="paragraph" style:parent-style-name="Text_20_body" style:list-style-name="L13">
      <style:paragraph-properties fo:margin-top="0cm" fo:margin-bottom="0cm" loext:contextual-spacing="false" fo:padding="0.049cm" fo:border="0.06pt solid #d9d9e3"/>
    </style:style>
    <style:style style:name="P69" style:family="paragraph" style:parent-style-name="Text_20_body" style:list-style-name="L14">
      <style:paragraph-properties fo:margin-top="0cm" fo:margin-bottom="0cm" loext:contextual-spacing="false" fo:padding="0.049cm" fo:border="0.06pt solid #d9d9e3"/>
    </style:style>
    <style:style style:name="P70" style:family="paragraph" style:parent-style-name="Text_20_body" style:list-style-name="L15">
      <style:paragraph-properties fo:margin-top="0cm" fo:margin-bottom="0cm" loext:contextual-spacing="false" fo:padding="0.049cm" fo:border="0.06pt solid #d9d9e3"/>
    </style:style>
    <style:style style:name="P71" style:family="paragraph" style:parent-style-name="Text_20_body" style:list-style-name="L16">
      <style:paragraph-properties fo:margin-top="0cm" fo:margin-bottom="0cm" loext:contextual-spacing="false" fo:padding="0.049cm" fo:border="0.06pt solid #d9d9e3"/>
    </style:style>
    <style:style style:name="P72" style:family="paragraph" style:parent-style-name="Text_20_body" style:list-style-name="L17">
      <style:paragraph-properties fo:margin-top="0cm" fo:margin-bottom="0cm" loext:contextual-spacing="false" fo:padding="0.049cm" fo:border="0.06pt solid #d9d9e3"/>
    </style:style>
    <style:style style:name="P73" style:family="paragraph" style:parent-style-name="Text_20_body" style:list-style-name="L18">
      <style:paragraph-properties fo:margin-top="0cm" fo:margin-bottom="0cm" loext:contextual-spacing="false" fo:padding="0.049cm" fo:border="0.06pt solid #d9d9e3"/>
    </style:style>
    <style:style style:name="P74" style:family="paragraph" style:parent-style-name="Text_20_body" style:list-style-name="L19">
      <style:paragraph-properties fo:margin-top="0cm" fo:margin-bottom="0cm" loext:contextual-spacing="false" fo:padding="0.049cm" fo:border="0.06pt solid #d9d9e3"/>
    </style:style>
    <style:style style:name="P75" style:family="paragraph" style:parent-style-name="Text_20_body" style:list-style-name="L20">
      <style:paragraph-properties fo:margin-top="0cm" fo:margin-bottom="0cm" loext:contextual-spacing="false" fo:padding="0.049cm" fo:border="0.06pt solid #d9d9e3"/>
    </style:style>
    <style:style style:name="P76" style:family="paragraph" style:parent-style-name="Text_20_body" style:list-style-name="L21">
      <style:paragraph-properties fo:margin-top="0cm" fo:margin-bottom="0cm" loext:contextual-spacing="false" fo:padding="0.049cm" fo:border="0.06pt solid #d9d9e3"/>
    </style:style>
    <style:style style:name="P77" style:family="paragraph" style:parent-style-name="Text_20_body" style:list-style-name="L22">
      <style:paragraph-properties fo:margin-top="0cm" fo:margin-bottom="0cm" loext:contextual-spacing="false" fo:padding="0.049cm" fo:border="0.06pt solid #d9d9e3"/>
    </style:style>
    <style:style style:name="P78" style:family="paragraph" style:parent-style-name="Text_20_body" style:list-style-name="L23">
      <style:paragraph-properties fo:margin-top="0cm" fo:margin-bottom="0cm" loext:contextual-spacing="false" fo:padding="0.049cm" fo:border="0.06pt solid #d9d9e3"/>
    </style:style>
    <style:style style:name="P79" style:family="paragraph" style:parent-style-name="Text_20_body" style:list-style-name="L24">
      <style:paragraph-properties fo:margin-top="0cm" fo:margin-bottom="0cm" loext:contextual-spacing="false" fo:padding="0.049cm" fo:border="0.06pt solid #d9d9e3"/>
    </style:style>
    <style:style style:name="P80" style:family="paragraph" style:parent-style-name="Text_20_body" style:list-style-name="L25">
      <style:paragraph-properties fo:margin-top="0cm" fo:margin-bottom="0cm" loext:contextual-spacing="false" fo:padding="0.049cm" fo:border="0.06pt solid #d9d9e3"/>
    </style:style>
    <style:style style:name="P81" style:family="paragraph" style:parent-style-name="Text_20_body" style:list-style-name="L26">
      <style:paragraph-properties fo:margin-top="0cm" fo:margin-bottom="0cm" loext:contextual-spacing="false" fo:padding="0.049cm" fo:border="0.06pt solid #d9d9e3"/>
    </style:style>
    <style:style style:name="P82" style:family="paragraph" style:parent-style-name="Text_20_body" style:list-style-name="L27">
      <style:paragraph-properties fo:margin-top="0cm" fo:margin-bottom="0cm" loext:contextual-spacing="false" fo:padding="0.049cm" fo:border="0.06pt solid #d9d9e3"/>
    </style:style>
    <style:style style:name="P83" style:family="paragraph" style:parent-style-name="Text_20_body" style:list-style-name="L28">
      <style:paragraph-properties fo:margin-top="0cm" fo:margin-bottom="0cm" loext:contextual-spacing="false" fo:padding="0.049cm" fo:border="0.06pt solid #d9d9e3"/>
    </style:style>
    <style:style style:name="P84" style:family="paragraph" style:parent-style-name="Text_20_body" style:list-style-name="L29">
      <style:paragraph-properties fo:margin-top="0cm" fo:margin-bottom="0cm" loext:contextual-spacing="false" fo:padding="0.049cm" fo:border="0.06pt solid #d9d9e3"/>
    </style:style>
    <style:style style:name="P85" style:family="paragraph" style:parent-style-name="Text_20_body" style:list-style-name="L30">
      <style:paragraph-properties fo:margin-top="0cm" fo:margin-bottom="0cm" loext:contextual-spacing="false" fo:padding="0.049cm" fo:border="0.06pt solid #d9d9e3"/>
    </style:style>
    <style:style style:name="P86" style:family="paragraph" style:parent-style-name="Text_20_body" style:list-style-name="L31">
      <style:paragraph-properties fo:margin-top="0cm" fo:margin-bottom="0cm" loext:contextual-spacing="false" fo:padding="0.049cm" fo:border="0.06pt solid #d9d9e3"/>
    </style:style>
    <style:style style:name="P87" style:family="paragraph" style:parent-style-name="Text_20_body" style:list-style-name="L32">
      <style:paragraph-properties fo:margin-top="0cm" fo:margin-bottom="0cm" loext:contextual-spacing="false" fo:padding="0.049cm" fo:border="0.06pt solid #d9d9e3"/>
    </style:style>
    <style:style style:name="P88" style:family="paragraph" style:parent-style-name="Text_20_body" style:list-style-name="L33">
      <style:paragraph-properties fo:margin-top="0cm" fo:margin-bottom="0cm" loext:contextual-spacing="false" fo:padding="0.049cm" fo:border="0.06pt solid #d9d9e3"/>
    </style:style>
    <style:style style:name="P89" style:family="paragraph" style:parent-style-name="Text_20_body" style:list-style-name="L34">
      <style:paragraph-properties fo:margin-top="0cm" fo:margin-bottom="0cm" loext:contextual-spacing="false" fo:padding="0.049cm" fo:border="0.06pt solid #d9d9e3"/>
    </style:style>
    <style:style style:name="P90" style:family="paragraph" style:parent-style-name="Text_20_body" style:list-style-name="L35">
      <style:paragraph-properties fo:margin-top="0cm" fo:margin-bottom="0cm" loext:contextual-spacing="false" fo:padding="0.049cm" fo:border="0.06pt solid #d9d9e3"/>
    </style:style>
    <style:style style:name="P91" style:family="paragraph" style:parent-style-name="Text_20_body" style:list-style-name="L36">
      <style:paragraph-properties fo:margin-top="0cm" fo:margin-bottom="0cm" loext:contextual-spacing="false" fo:padding="0.049cm" fo:border="0.06pt solid #d9d9e3"/>
    </style:style>
    <style:style style:name="P92" style:family="paragraph" style:parent-style-name="Text_20_body" style:list-style-name="L37">
      <style:paragraph-properties fo:margin-top="0cm" fo:margin-bottom="0cm" loext:contextual-spacing="false" fo:padding="0.049cm" fo:border="0.06pt solid #d9d9e3"/>
    </style:style>
    <style:style style:name="P93" style:family="paragraph" style:parent-style-name="Text_20_body" style:list-style-name="L38">
      <style:paragraph-properties fo:margin-top="0cm" fo:margin-bottom="0cm" loext:contextual-spacing="false" fo:padding="0.049cm" fo:border="0.06pt solid #d9d9e3"/>
    </style:style>
    <style:style style:name="P94" style:family="paragraph" style:parent-style-name="Text_20_body" style:list-style-name="L39">
      <style:paragraph-properties fo:margin-top="0cm" fo:margin-bottom="0cm" loext:contextual-spacing="false" fo:padding="0.049cm" fo:border="0.06pt solid #d9d9e3"/>
    </style:style>
    <style:style style:name="P95" style:family="paragraph" style:parent-style-name="Text_20_body" style:list-style-name="L40">
      <style:paragraph-properties fo:margin-top="0cm" fo:margin-bottom="0cm" loext:contextual-spacing="false" fo:padding="0.049cm" fo:border="0.06pt solid #d9d9e3"/>
    </style:style>
    <style:style style:name="P96" style:family="paragraph" style:parent-style-name="Text_20_body" style:list-style-name="L41">
      <style:paragraph-properties fo:margin-top="0cm" fo:margin-bottom="0cm" loext:contextual-spacing="false" fo:padding="0.049cm" fo:border="0.06pt solid #d9d9e3"/>
    </style:style>
    <style:style style:name="P97" style:family="paragraph" style:parent-style-name="Text_20_body" style:list-style-name="L42">
      <style:paragraph-properties fo:margin-top="0cm" fo:margin-bottom="0cm" loext:contextual-spacing="false" fo:padding="0.049cm" fo:border="0.06pt solid #d9d9e3"/>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hapter 1: Deep Learning &amp; History</text:p>
      <text:p text:style-name="P10">1.1 Introduction</text:p>
      <text:list xml:id="list3071947293" text:style-name="L1">
        <text:list-item>
          <text:p text:style-name="P55">What is deep learning?</text:p>
        </text:list-item>
        <text:list-item>
          <text:p text:style-name="P55">Brief history of deep learning</text:p>
        </text:list-item>
        <text:list-item>
          <text:p text:style-name="P11">Why is deep learning important?</text:p>
        </text:list-item>
      </text:list>
      <text:p text:style-name="P10">1.2 Neural Networks</text:p>
      <text:list xml:id="list1051815951" text:style-name="L2">
        <text:list-item>
          <text:p text:style-name="P56">What are neural networks?</text:p>
        </text:list-item>
        <text:list-item>
          <text:p text:style-name="P56">Types of neural networks</text:p>
        </text:list-item>
        <text:list-item>
          <text:p text:style-name="P12">How do neural networks work?</text:p>
        </text:list-item>
      </text:list>
      <text:p text:style-name="P10">1.3 Perceptrons</text:p>
      <text:list xml:id="list3643992027" text:style-name="L3">
        <text:list-item>
          <text:p text:style-name="P57">What are perceptrons?</text:p>
        </text:list-item>
        <text:list-item>
          <text:p text:style-name="P57">The Rosenblatt Perceptron algorithm</text:p>
        </text:list-item>
        <text:list-item>
          <text:p text:style-name="P13">Limitations of the perceptron algorithm</text:p>
        </text:list-item>
      </text:list>
      <text:p text:style-name="P10">1.4 Multi-Layer Perceptrons</text:p>
      <text:list xml:id="list1919389158" text:style-name="L4">
        <text:list-item>
          <text:p text:style-name="P58">Introduction to multi-layer perceptrons</text:p>
        </text:list-item>
        <text:list-item>
          <text:p text:style-name="P58">Backpropagation algorithm</text:p>
        </text:list-item>
        <text:list-item>
          <text:p text:style-name="P14">Types of activation functions</text:p>
        </text:list-item>
      </text:list>
      <text:p text:style-name="P10">1.5 Deep Learning Notations</text:p>
      <text:list xml:id="list235401401" text:style-name="L5">
        <text:list-item>
          <text:p text:style-name="P59">Vector and Matrix notation</text:p>
        </text:list-item>
        <text:list-item>
          <text:p text:style-name="P59">Gradient descent</text:p>
        </text:list-item>
        <text:list-item>
          <text:p text:style-name="P15">Cost function</text:p>
        </text:list-item>
      </text:list>
      <text:p text:style-name="P10">1.6 The problem of local optimum and saddle point</text:p>
      <text:list xml:id="list38620875" text:style-name="L6">
        <text:list-item>
          <text:p text:style-name="P60">What are local optima?</text:p>
        </text:list-item>
        <text:list-item>
          <text:p text:style-name="P60">How do saddle points affect optimization?</text:p>
        </text:list-item>
        <text:list-item>
          <text:p text:style-name="P16">Solutions to overcome the problem of local optima and saddle points</text:p>
        </text:list-item>
      </text:list>
      <text:p text:style-name="P10">1.7 Applications of Deep Learning</text:p>
      <text:list xml:id="list3107228495" text:style-name="L7">
        <text:list-item>
          <text:p text:style-name="P61">Computer vision</text:p>
        </text:list-item>
        <text:list-item>
          <text:p text:style-name="P61">Natural language processing</text:p>
        </text:list-item>
        <text:list-item>
          <text:p text:style-name="P61">Speech recognition</text:p>
        </text:list-item>
        <text:list-item>
          <text:p text:style-name="P61">Robotics</text:p>
        </text:list-item>
        <text:list-item>
          <text:p text:style-name="P17">Healthcare</text:p>
        </text:list-item>
      </text:list>
      <text:p text:style-name="P10">1.8 Conclusion</text:p>
      <text:list xml:id="list2294784752" text:style-name="L8">
        <text:list-item>
          <text:p text:style-name="P62"><text:soft-page-break/>Summary of the chapter</text:p>
        </text:list-item>
        <text:list-item>
          <text:p text:style-name="P62">Key takeaways</text:p>
        </text:list-item>
        <text:list-item>
          <text:p text:style-name="P18">Further reading</text:p>
        </text:list-item>
      </text:list>
      <text:p text:style-name="P3"/>
      <text:p text:style-name="P3"/>
      <text:p text:style-name="P6">DETAILS:</text:p>
      <text:p text:style-name="P4"/>
      <text:p text:style-name="P8">Chapter 1.1 Introduction</text:p>
      <text:p text:style-name="P10">1.1.1 What is deep learning?</text:p>
      <text:list xml:id="list3971507819" text:style-name="L9">
        <text:list-item>
          <text:p text:style-name="P64">Definition of deep learning</text:p>
        </text:list-item>
        <text:list-item>
          <text:p text:style-name="P63">Comparison with machine learning and artificial intelligence</text:p>
        </text:list-item>
        <text:list-item>
          <text:p text:style-name="P19">Advantages of deep learning over traditional machine learning</text:p>
        </text:list-item>
      </text:list>
      <text:p text:style-name="P10">1.1.2 Brief history of deep learning</text:p>
      <text:list xml:id="list3941140252" text:style-name="L10">
        <text:list-item>
          <text:p text:style-name="P65">The origins of neural networks</text:p>
        </text:list-item>
        <text:list-item>
          <text:p text:style-name="P65">Developments in neural network research in the 1980s and 1990s</text:p>
        </text:list-item>
        <text:list-item>
          <text:p text:style-name="P65">The resurgence of neural networks in the 2000s</text:p>
        </text:list-item>
        <text:list-item>
          <text:p text:style-name="P20">Breakthroughs in deep learning in the 2010s</text:p>
        </text:list-item>
      </text:list>
      <text:p text:style-name="P10">1.1.3 Why is deep learning important?</text:p>
      <text:list xml:id="list2687617685" text:style-name="L11">
        <text:list-item>
          <text:p text:style-name="P66">Applications of deep learning in various fields</text:p>
        </text:list-item>
        <text:list-item>
          <text:p text:style-name="P66">Advantages of deep learning over traditional machine learning</text:p>
        </text:list-item>
        <text:list-item>
          <text:p text:style-name="P21">Potential for future developments and innovations</text:p>
        </text:list-item>
      </text:list>
      <text:p text:style-name="P10">1.1.4 Chapter Summary</text:p>
      <text:list xml:id="list1110298311" text:style-name="L12">
        <text:list-item>
          <text:p text:style-name="P67">Key points covered in the chapter</text:p>
        </text:list-item>
        <text:list-item>
          <text:p text:style-name="P67">Importance of understanding deep learning for future study</text:p>
        </text:list-item>
        <text:list-item>
          <text:p text:style-name="P22">Recommended resources for further reading and exploration</text:p>
        </text:list-item>
      </text:list>
      <text:p text:style-name="P4"/>
      <text:p text:style-name="P8">Chapter 1.2 Neural Networks</text:p>
      <text:p text:style-name="P10">1.2.1 What are neural networks?</text:p>
      <text:list xml:id="list1303582666" text:style-name="L13">
        <text:list-item>
          <text:p text:style-name="P68">Definition of neural networks</text:p>
        </text:list-item>
        <text:list-item>
          <text:p text:style-name="P68">Historical development of neural networks</text:p>
        </text:list-item>
        <text:list-item>
          <text:p text:style-name="P23">Anatomy of a neural network</text:p>
        </text:list-item>
      </text:list>
      <text:p text:style-name="P10">1.2.2 Types of neural networks</text:p>
      <text:list xml:id="list886860991" text:style-name="L14">
        <text:list-item>
          <text:p text:style-name="P69">Feedforward neural networks</text:p>
        </text:list-item>
        <text:list-item>
          <text:p text:style-name="P69">Convolutional neural networks</text:p>
        </text:list-item>
        <text:list-item>
          <text:p text:style-name="P69">Recurrent neural networks</text:p>
        </text:list-item>
        <text:list-item>
          <text:p text:style-name="P69"><text:soft-page-break/>Generative adversarial networks</text:p>
        </text:list-item>
        <text:list-item>
          <text:p text:style-name="P24">Autoencoders</text:p>
        </text:list-item>
      </text:list>
      <text:p text:style-name="P10">1.2.3 How do neural networks work?</text:p>
      <text:list xml:id="list3548626378" text:style-name="L15">
        <text:list-item>
          <text:p text:style-name="P70">Mathematical functions of neural networks</text:p>
        </text:list-item>
        <text:list-item>
          <text:p text:style-name="P70">Training a neural network</text:p>
        </text:list-item>
        <text:list-item>
          <text:p text:style-name="P70">Forward propagation and backpropagation</text:p>
        </text:list-item>
        <text:list-item>
          <text:p text:style-name="P70">Overfitting and underfitting</text:p>
        </text:list-item>
        <text:list-item>
          <text:p text:style-name="P25">Regularization techniques</text:p>
        </text:list-item>
      </text:list>
      <text:p text:style-name="P10">1.2.4 Chapter Summary</text:p>
      <text:list xml:id="list2585190372" text:style-name="L16">
        <text:list-item>
          <text:p text:style-name="P71">Key points covered in the chapter</text:p>
        </text:list-item>
        <text:list-item>
          <text:p text:style-name="P71">Importance of understanding neural networks for deep learning</text:p>
        </text:list-item>
        <text:list-item>
          <text:p text:style-name="P26">Recommended resources for further reading and exploration</text:p>
        </text:list-item>
      </text:list>
      <text:p text:style-name="P4"/>
      <text:p text:style-name="P8">Chapter 1.3 Perceptrons</text:p>
      <text:p text:style-name="P10">1.3.1 What are perceptrons?</text:p>
      <text:list xml:id="list3951781589" text:style-name="L17">
        <text:list-item>
          <text:p text:style-name="P72">Definition of perceptrons</text:p>
        </text:list-item>
        <text:list-item>
          <text:p text:style-name="P72">Anatomy of a perceptron</text:p>
        </text:list-item>
        <text:list-item>
          <text:p text:style-name="P27">Perceptron activation function</text:p>
        </text:list-item>
      </text:list>
      <text:p text:style-name="P10">1.3.2 The Rosenblatt Perceptron algorithm</text:p>
      <text:list xml:id="list2965631627" text:style-name="L18">
        <text:list-item>
          <text:p text:style-name="P73">Introduction to the Rosenblatt Perceptron algorithm</text:p>
        </text:list-item>
        <text:list-item>
          <text:p text:style-name="P73">Training a perceptron using the Rosenblatt algorithm</text:p>
        </text:list-item>
        <text:list-item>
          <text:p text:style-name="P28">Examples of perceptron applications</text:p>
        </text:list-item>
      </text:list>
      <text:p text:style-name="P10">1.3.3 Limitations of the perceptron algorithm</text:p>
      <text:list xml:id="list2556640550" text:style-name="L19">
        <text:list-item>
          <text:p text:style-name="P74">Limitations of single-layer perceptrons</text:p>
        </text:list-item>
        <text:list-item>
          <text:p text:style-name="P74">Introduction to multi-layer perceptrons</text:p>
        </text:list-item>
        <text:list-item>
          <text:p text:style-name="P29">Role of activation functions in neural networks</text:p>
        </text:list-item>
      </text:list>
      <text:p text:style-name="P10">1.3.4 Chapter Summary</text:p>
      <text:list xml:id="list310889197" text:style-name="L20">
        <text:list-item>
          <text:p text:style-name="P75">Key points covered in the chapter</text:p>
        </text:list-item>
        <text:list-item>
          <text:p text:style-name="P75">Importance of understanding perceptrons as building blocks of neural networks</text:p>
        </text:list-item>
        <text:list-item>
          <text:p text:style-name="P30">Recommended resources for further reading and exploration</text:p>
        </text:list-item>
      </text:list>
      <text:p text:style-name="P4"/>
      <text:p text:style-name="P8">Chapter 1.4 Multi-Layer Perceptrons</text:p>
      <text:p text:style-name="P10">1.4.1 Introduction to multi-layer perceptrons</text:p>
      <text:list xml:id="list1653378081" text:style-name="L21">
        <text:list-item>
          <text:p text:style-name="P76"><text:soft-page-break/>Definition of multi-layer perceptrons</text:p>
        </text:list-item>
        <text:list-item>
          <text:p text:style-name="P76">Anatomy of a multi-layer perceptron</text:p>
        </text:list-item>
        <text:list-item>
          <text:p text:style-name="P31">Advantages of multi-layer perceptrons over single-layer perceptrons</text:p>
        </text:list-item>
      </text:list>
      <text:p text:style-name="P10">1.4.2 Backpropagation algorithm</text:p>
      <text:list xml:id="list2596276683" text:style-name="L22">
        <text:list-item>
          <text:p text:style-name="P77">Introduction to backpropagation</text:p>
        </text:list-item>
        <text:list-item>
          <text:p text:style-name="P77">Backpropagation algorithm steps</text:p>
        </text:list-item>
        <text:list-item>
          <text:p text:style-name="P32">Backpropagation in practice</text:p>
        </text:list-item>
      </text:list>
      <text:p text:style-name="P10">1.4.3 Types of activation functions</text:p>
      <text:list xml:id="list3274304100" text:style-name="L23">
        <text:list-item>
          <text:p text:style-name="P78">Sigmoid activation function</text:p>
        </text:list-item>
        <text:list-item>
          <text:p text:style-name="P78">Rectified Linear Unit (ReLU) activation function</text:p>
        </text:list-item>
        <text:list-item>
          <text:p text:style-name="P78">Hyperbolic Tangent (tanh) activation function</text:p>
        </text:list-item>
        <text:list-item>
          <text:p text:style-name="P78">Softmax activation function</text:p>
        </text:list-item>
        <text:list-item>
          <text:p text:style-name="P33">Comparison of activation functions</text:p>
        </text:list-item>
      </text:list>
      <text:p text:style-name="P10">1.4.4 Chapter Summary</text:p>
      <text:list xml:id="list3334865612" text:style-name="L24">
        <text:list-item>
          <text:p text:style-name="P79">Key points covered in the chapter</text:p>
        </text:list-item>
        <text:list-item>
          <text:p text:style-name="P79">Importance of understanding multi-layer perceptrons and backpropagation for deep learning</text:p>
        </text:list-item>
        <text:list-item>
          <text:p text:style-name="P34">Recommended resources for further reading and exploration</text:p>
        </text:list-item>
      </text:list>
      <text:p text:style-name="P4"/>
      <text:p text:style-name="P8">Chapter 1.5 Deep Learning Notations</text:p>
      <text:p text:style-name="P10">1.5.1 Vector and Matrix notation</text:p>
      <text:list xml:id="list2427684147" text:style-name="L25">
        <text:list-item>
          <text:p text:style-name="P80">Introduction to vector and matrix notation</text:p>
        </text:list-item>
        <text:list-item>
          <text:p text:style-name="P80">Vector notation</text:p>
        </text:list-item>
        <text:list-item>
          <text:p text:style-name="P80">Matrix notation</text:p>
        </text:list-item>
        <text:list-item>
          <text:p text:style-name="P35">Operations with vectors and matrices</text:p>
        </text:list-item>
      </text:list>
      <text:p text:style-name="P10">1.5.2 Gradient descent</text:p>
      <text:list xml:id="list3044962816" text:style-name="L26">
        <text:list-item>
          <text:p text:style-name="P81">Introduction to gradient descent</text:p>
        </text:list-item>
        <text:list-item>
          <text:p text:style-name="P81">Deriving the gradient descent algorithm</text:p>
        </text:list-item>
        <text:list-item>
          <text:p text:style-name="P36">Stochastic gradient descent</text:p>
        </text:list-item>
      </text:list>
      <text:p text:style-name="P10">1.5.3 Cost function</text:p>
      <text:list xml:id="list3131231548" text:style-name="L27">
        <text:list-item>
          <text:p text:style-name="P82">Introduction to cost function</text:p>
        </text:list-item>
        <text:list-item>
          <text:p text:style-name="P82">Mean Squared Error (MSE) cost function</text:p>
        </text:list-item>
        <text:list-item>
          <text:p text:style-name="P82">Cross-Entropy cost function</text:p>
        </text:list-item>
        <text:list-item>
          <text:p text:style-name="P37">Regularization techniques for cost functions</text:p>
        </text:list-item>
      </text:list>
      <text:p text:style-name="P10">1.5.4 Chapter Summary</text:p>
      <text:list xml:id="list166119381" text:style-name="L28">
        <text:list-item>
          <text:p text:style-name="P83"><text:soft-page-break/>Key points covered in the chapter</text:p>
        </text:list-item>
        <text:list-item>
          <text:p text:style-name="P83">Importance of understanding vector and matrix notation, gradient descent and cost functions in deep learning</text:p>
        </text:list-item>
        <text:list-item>
          <text:p text:style-name="P38">Recommended resources for further reading and exploration</text:p>
        </text:list-item>
      </text:list>
      <text:p text:style-name="P4"/>
      <text:p text:style-name="P4"/>
      <text:p text:style-name="P8">Chapter 1.6 The problem of local optimum and saddle point</text:p>
      <text:p text:style-name="P10">1.6.1 What are local optima?</text:p>
      <text:list xml:id="list455078786" text:style-name="L29">
        <text:list-item>
          <text:p text:style-name="P84">Definition of local optima</text:p>
        </text:list-item>
        <text:list-item>
          <text:p text:style-name="P84">How local optima can prevent convergence to the global optimum</text:p>
        </text:list-item>
        <text:list-item>
          <text:p text:style-name="P39">Examples of optimization problems with local optima</text:p>
        </text:list-item>
      </text:list>
      <text:p text:style-name="P10">1.6.2 How do saddle points affect optimization?</text:p>
      <text:list xml:id="list2082389086" text:style-name="L30">
        <text:list-item>
          <text:p text:style-name="P85">Definition of saddle points</text:p>
        </text:list-item>
        <text:list-item>
          <text:p text:style-name="P85">How saddle points can slow down or prevent convergence to the global optimum</text:p>
        </text:list-item>
        <text:list-item>
          <text:p text:style-name="P40">Examples of optimization problems with saddle points</text:p>
        </text:list-item>
      </text:list>
      <text:p text:style-name="P10">1.6.3 Solutions to overcome the problem of local optima and saddle points</text:p>
      <text:list xml:id="list1914536739" text:style-name="L31">
        <text:list-item>
          <text:p text:style-name="P86">Introduction to optimization methods that overcome local optima and saddle points</text:p>
        </text:list-item>
        <text:list-item>
          <text:p text:style-name="P86">Momentum-based optimization</text:p>
        </text:list-item>
        <text:list-item>
          <text:p text:style-name="P86">Second-order optimization</text:p>
        </text:list-item>
        <text:list-item>
          <text:p text:style-name="P86">Adaptive learning rate optimization</text:p>
        </text:list-item>
        <text:list-item>
          <text:p text:style-name="P41">Stochastic optimization</text:p>
        </text:list-item>
      </text:list>
      <text:p text:style-name="P10">1.6.4 Chapter Summary</text:p>
      <text:list xml:id="list3546436919" text:style-name="L32">
        <text:list-item>
          <text:p text:style-name="P87">Key points covered in the chapter</text:p>
        </text:list-item>
        <text:list-item>
          <text:p text:style-name="P87">Importance of understanding the problem of local optima and saddle points in deep learning optimization</text:p>
        </text:list-item>
        <text:list-item>
          <text:p text:style-name="P42">Recommended resources for further reading and exploration</text:p>
        </text:list-item>
      </text:list>
      <text:p text:style-name="P4"/>
      <text:p text:style-name="P8">Chapter 1.7 Applications of Deep Learning</text:p>
      <text:p text:style-name="P10">1.7.1 Computer vision</text:p>
      <text:list xml:id="list2365256222" text:style-name="L33">
        <text:list-item>
          <text:p text:style-name="P88">Introduction to computer vision</text:p>
        </text:list-item>
        <text:list-item>
          <text:p text:style-name="P88">Applications of computer vision using deep learning</text:p>
        </text:list-item>
        <text:list-item>
          <text:p text:style-name="P88">Image classification, object detection, segmentation, and recognition</text:p>
        </text:list-item>
        <text:list-item>
          <text:p text:style-name="P43">Popular deep learning models for computer vision tasks</text:p>
        </text:list-item>
      </text:list>
      <text:p text:style-name="P10">1.7.2 Natural language processing</text:p>
      <text:list xml:id="list2237523280" text:style-name="L34">
        <text:list-item>
          <text:p text:style-name="P89"><text:soft-page-break/>Introduction to natural language processing</text:p>
        </text:list-item>
        <text:list-item>
          <text:p text:style-name="P89">Applications of NLP using deep learning</text:p>
        </text:list-item>
        <text:list-item>
          <text:p text:style-name="P89">Text classification, sentiment analysis, language modeling, and machine translation</text:p>
        </text:list-item>
        <text:list-item>
          <text:p text:style-name="P44">Popular deep learning models for NLP tasks</text:p>
        </text:list-item>
      </text:list>
      <text:p text:style-name="P10">1.7.3 Speech recognition</text:p>
      <text:list xml:id="list164679546" text:style-name="L35">
        <text:list-item>
          <text:p text:style-name="P90">Introduction to speech recognition</text:p>
        </text:list-item>
        <text:list-item>
          <text:p text:style-name="P90">Applications of speech recognition using deep learning</text:p>
        </text:list-item>
        <text:list-item>
          <text:p text:style-name="P90">Automatic speech recognition (ASR) and speaker recognition</text:p>
        </text:list-item>
        <text:list-item>
          <text:p text:style-name="P45">Popular deep learning models for speech recognition tasks</text:p>
        </text:list-item>
      </text:list>
      <text:p text:style-name="P10">1.7.4 Robotics</text:p>
      <text:list xml:id="list3301029724" text:style-name="L36">
        <text:list-item>
          <text:p text:style-name="P91">Introduction to robotics</text:p>
        </text:list-item>
        <text:list-item>
          <text:p text:style-name="P91">Applications of robotics using deep learning</text:p>
        </text:list-item>
        <text:list-item>
          <text:p text:style-name="P91">Robot perception, control, and decision-making</text:p>
        </text:list-item>
        <text:list-item>
          <text:p text:style-name="P46">Popular deep learning models for robotics tasks</text:p>
        </text:list-item>
      </text:list>
      <text:p text:style-name="P10">1.7.5 Healthcare</text:p>
      <text:list xml:id="list723873028" text:style-name="L37">
        <text:list-item>
          <text:p text:style-name="P92">Introduction to healthcare</text:p>
        </text:list-item>
        <text:list-item>
          <text:p text:style-name="P92">Applications of deep learning in healthcare</text:p>
        </text:list-item>
        <text:list-item>
          <text:p text:style-name="P92">Medical image analysis, diagnosis, and prediction</text:p>
        </text:list-item>
        <text:list-item>
          <text:p text:style-name="P47">Popular deep learning models for healthcare tasks</text:p>
        </text:list-item>
      </text:list>
      <text:p text:style-name="P10">1.7.6 Chapter Summary</text:p>
      <text:list xml:id="list1257500797" text:style-name="L38">
        <text:list-item>
          <text:p text:style-name="P93">Key points covered in the chapter</text:p>
        </text:list-item>
        <text:list-item>
          <text:p text:style-name="P93">Importance of understanding the applications of deep learning in various fields</text:p>
        </text:list-item>
        <text:list-item>
          <text:p text:style-name="P48">Recommended resources for further reading and exploration</text:p>
        </text:list-item>
      </text:list>
      <text:p text:style-name="P4"/>
      <text:p text:style-name="P8">Chapter 1.8 Conclusion</text:p>
      <text:p text:style-name="P10">1.8.1 Summary of the chapter</text:p>
      <text:list xml:id="list1273411348" text:style-name="L39">
        <text:list-item>
          <text:p text:style-name="P94">Recap of the topics covered in the chapter</text:p>
        </text:list-item>
        <text:list-item>
          <text:p text:style-name="P49">Importance of understanding the fundamentals of deep learning for building more complex models</text:p>
        </text:list-item>
      </text:list>
      <text:p text:style-name="P10">1.8.2 Key takeaways</text:p>
      <text:list xml:id="list4112741369" text:style-name="L40">
        <text:list-item>
          <text:p text:style-name="P95">Key concepts covered in the chapter</text:p>
        </text:list-item>
        <text:list-item>
          <text:p text:style-name="P95">Importance of understanding the history and applications of deep learning</text:p>
        </text:list-item>
        <text:list-item>
          <text:p text:style-name="P95">The role of neural networks, perceptrons, and multi-layer perceptrons in deep learning</text:p>
        </text:list-item>
        <text:list-item>
          <text:p text:style-name="P50">The significance of deep learning notations and the problem of local optima and saddle points</text:p>
        </text:list-item>
      </text:list>
      <text:p text:style-name="P10"><text:soft-page-break/>1.8.3 Further reading</text:p>
      <text:list xml:id="list1015255211" text:style-name="L41">
        <text:list-item>
          <text:p text:style-name="P96">Recommended resources for further reading and exploration</text:p>
        </text:list-item>
        <text:list-item>
          <text:p text:style-name="P96">Books, research papers, online courses, and tutorials to deepen your understanding of deep learning</text:p>
        </text:list-item>
        <text:list-item>
          <text:p text:style-name="P51">Suggestions for practical projects and exercises to apply your knowledge in real-world scenarios</text:p>
        </text:list-item>
      </text:list>
      <text:p text:style-name="P4"/>
      <text:h text:style-name="Heading_20_1" text:outline-level="1">Chapter 1.1 Introduction</text:h>
      <text:h text:style-name="Heading_20_2" text:outline-level="2">Defintion of Deep Learning</text:h>
      <text:p text:style-name="P4">Deep learning is a subfield of machine learning that uses artificial neural networks with multiple layers to model and solve complex problems. It is inspired by the structure and function of the human brain and is capable of learning from large amounts of data to improve its performance over time. Deep learning algorithms can be trained on a variety of data types such as images, audio, text, and sensor data, and have shown great success in a wide range of applications, including computer vision, natural language processing, speech recognition, and robotics.</text:p>
      <text:p text:style-name="P4"/>
      <text:h text:style-name="Heading_20_2" text:outline-level="2">Comparison with machine learning and artificial intelligence</text:h>
      <text:p text:style-name="P4">Machine learning, artificial intelligence, and deep learning are related but distinct fields.</text:p>
      <text:p text:style-name="P4"/>
      <text:p text:style-name="P4">Machine learning is a subset of artificial intelligence that focuses on building algorithms that can learn patterns and relationships in data without being explicitly programmed. Machine learning algorithms can be supervised, unsupervised, or semi-supervised, and can be used for tasks such as classification, regression, clustering, and reinforcement learning.</text:p>
      <text:p text:style-name="P4"/>
      <text:p text:style-name="P4">Artificial intelligence is a broad field that encompasses all aspects of creating intelligent machines that can simulate human behavior, perception, and cognition. AI includes machine learning, as well as other techniques such as rule-based systems, expert systems, genetic algorithms, and fuzzy logic.</text:p>
      <text:p text:style-name="P4"/>
      <text:p text:style-name="P4">Deep learning is a subfield of machine learning that uses artificial neural networks with multiple layers to model and solve complex problems. It is capable of learning from large amounts of data and has shown great success in a wide range of applications, including computer vision, natural language processing, speech recognition, and robotics.</text:p>
      <text:p text:style-name="P4"/>
      <text:p text:style-name="P4">In summary, machine learning is a subset of artificial intelligence that focuses on building algorithms that can learn patterns and relationships in data. Deep learning is a subfield of machine learning that uses artificial neural networks with multiple layers to model and solve complex problems. Artificial intelligence is a broader field that encompasses all aspects of creating intelligent machines.</text:p>
      <text:p text:style-name="P4"/>
      <text:h text:style-name="Heading_20_2" text:outline-level="2">Advantages of deep learning over traditional machine learning</text:h>
      <text:p text:style-name="P4"/>
      <text:p text:style-name="P4"><text:soft-page-break/>Deep learning has several advantages over traditional machine learning:</text:p>
      <text:p text:style-name="P4"/>
      <text:list xml:id="list2420433369" text:style-name="List_20_1">
        <text:list-item>
          <text:p text:style-name="P5"><text:span text:style-name="T1">Ability to handle complex data</text:span>: Deep learning algorithms are capable of handling high-dimensional and complex data, such as images, speech, and text, which traditional machine learning algorithms struggle with.</text:p>
        </text:list-item>
        <text:list-item>
          <text:p text:style-name="P5"><text:span text:style-name="T1">Automated feature extraction:</text:span> Deep learning models can automatically learn relevant features from raw data, eliminating the need for manual feature engineering, which is time-consuming and requires domain expertise.</text:p>
        </text:list-item>
        <text:list-item>
          <text:p text:style-name="P5"><text:span text:style-name="T1">Improved accuracy</text:span>: Deep learning models can achieve higher accuracy on a wide range of tasks, including image classification, speech recognition, and natural language processing, compared to traditional machine learning algorithms.</text:p>
        </text:list-item>
        <text:list-item>
          <text:p text:style-name="P5"><text:span text:style-name="T1">Scalability</text:span>: Deep learning models can be scaled up easily to handle large amounts of data, using parallel computing on GPUs or TPUs, while traditional machine learning algorithms may struggle with scalability.</text:p>
        </text:list-item>
        <text:list-item>
          <text:p text:style-name="P5"><text:span text:style-name="T1">Flexibility</text:span>: Deep learning models can be applied to a wide range of applications, from image and speech recognition to natural language processing and robotics, making it a versatile tool for solving complex problems.</text:p>
        </text:list-item>
      </text:list>
      <text:p text:style-name="P4"/>
      <text:p text:style-name="P4">In summary, deep learning offers several advantages over traditional machine learning, including the ability to handle complex data, automated feature extraction, improved accuracy, scalability, and flexibility.</text:p>
      <text:p text:style-name="P4"/>
      <text:p text:style-name="P4"/>
      <text:h text:style-name="Heading_20_1" text:outline-level="1">1.1.2 Brief history of deep learning</text:h>
      <text:p text:style-name="Standard"/>
      <text:h text:style-name="Heading_20_2" text:outline-level="2">The origins of neural networks</text:h>
      <text:p text:style-name="P9">The origins of neural networks can be traced back to the 1940s, when the mathematician Warren McCulloch and the neurophysiologist Walter Pitts proposed a model of artificial neurons. They published a paper called "A Logical Calculus of Ideas Immanent in Nervous Activity," which presented a simple model of neurons that could perform logical operations.</text:p>
      <text:p text:style-name="P9"/>
      <text:p text:style-name="P9">In the 1950s and 1960s, researchers such as Frank Rosenblatt and Marvin Minsky continued to develop the field of neural networks. Rosenblatt introduced the Perceptron, a single-layer neural network capable of learning to recognize patterns in data. Minsky and his colleague Seymour Papert, on the other hand, wrote a book called "Perceptrons," which analyzed the limitations of single-layer neural networks and led to a decline in interest in neural networks for several decades.</text:p>
      <text:p text:style-name="P9"/>
      <text:p text:style-name="P9">However, in the 1980s and 1990s, the development of backpropagation, a method for training multi-layer neural networks, and the availability of more powerful computers led to a resurgence of interest in neural networks. This led to the development of deep learning, which refers to neural networks with multiple layers that can learn to represent increasingly complex features in data.</text:p>
      <text:p text:style-name="P9"><text:soft-page-break/></text:p>
      <text:p text:style-name="P9">Today, deep learning is a rapidly growing field with applications in computer vision, natural language processing, speech recognition, robotics, and more.</text:p>
      <text:p text:style-name="Text_20_body"/>
      <text:p text:style-name="P10">The origins of neural networks can be traced back to the 1940s when Warren McCulloch and Walter Pitts created the first mathematical model of a neuron. In the 1950s, Frank Rosenblatt developed the perceptron, a type of neural network that could learn to recognize visual patterns. However, limitations of the perceptron algorithm led to a decline in neural network research in the 1960s and 1970s.</text:p>
      <text:p text:style-name="P10">In the 1980s and 1990s, new neural network algorithms were developed, such as the backpropagation algorithm for training multi-layer perceptrons. Despite these developments, traditional machine learning methods continued to dominate the field.</text:p>
      <text:p text:style-name="P10">The resurgence of neural networks occurred in the 2000s, as researchers explored new architectures such as convolutional neural networks (CNNs) and recurrent neural networks (RNNs). Breakthroughs in deep learning occurred in the 2010s, with the development of new techniques such as deep belief networks (DBNs), and the widespread availability of large datasets and powerful computing resources.</text:p>
      <text:h text:style-name="Heading_20_2" text:outline-level="2">Developments in neural network research in the 1980s and 1990s</text:h>
      <text:p text:style-name="Text_20_body">While the perceptron algorithm and its limitations had dampened enthusiasm for neural networks in the 1960s and 1970s, interest in neural networks picked up again in the 1980s with the development of new algorithms such as the backpropagation algorithm, which made training multi-layer neural networks feasible.</text:p>
      <text:p text:style-name="Text_20_body">At this time, researchers also began exploring the use of neural networks for a wide range of applications, including speech recognition, image classification, and natural language processing. However, the limited computational resources of the time meant that training these neural networks remained a slow and expensive process.</text:p>
      <text:p text:style-name="Text_20_body">In the 1990s, the emergence of support vector machines (SVMs) and other machine learning algorithms that could achieve comparable results with faster training times led to a decline in interest in neural networks.</text:p>
      <text:p text:style-name="Text_20_body">Despite this decline, researchers continued to explore new neural network architectures and algorithms, paving the way for the resurgence of neural networks in the 2000s.</text:p>
      <text:h text:style-name="Heading_20_2" text:outline-level="2">The resurgence of neural networks in the 2000s</text:h>
      <text:p text:style-name="Text_20_body">During the 2000s, there was a resurgence of interest in neural networks, with researchers developing new algorithms and architectures for training them. One notable breakthrough was the introduction of the restricted Boltzmann machine (RBM) in 2006, which allowed for the training of deep neural networks. This paved the way for the development of deep learning algorithms that could handle large amounts of data and learn complex patterns in a way that was not possible before. Another important <text:soft-page-break/>development during this time was the use of graphics processing units (GPUs) to speed up the training of deep neural networks, making it possible to train much larger networks than before. These advancements led to a significant increase in the performance of deep learning algorithms, leading to their widespread adoption in various fields.</text:p>
      <text:h text:style-name="Heading_20_2" text:outline-level="2">Breakthroughs in deep learning in the 2010s</text:h>
      <text:p text:style-name="Text_20_body">The breakthroughs in deep learning in the 2010s were largely driven by the availability of large datasets and the computational power to train deep neural networks. One of the key breakthroughs was the development of convolutional neural networks (CNNs) which revolutionized computer vision tasks such as image classification and object detection. Another breakthrough was the development of recurrent neural networks (RNNs) and long short-term memory (LSTM) networks which enabled the processing of sequential data such as natural language sentences and speech. These breakthroughs in deep learning have led to significant advancements in a wide range of applications including image and speech recognition, natural language processing, robotics, and healthcare, among others.</text:p>
      <text:p text:style-name="Text_20_body"/>
      <text:p text:style-name="Text_20_body"/>
      <text:p text:style-name="Text_20_body">Deep learning has rapidly gained popularity and has been applied in a wide range of fields such as computer vision, natural language processing, speech recognition, robotics, and healthcare, among others. For example, in computer vision, deep learning has been used to create models that can recognize objects in images, detect faces, or segment images into different regions. In natural language processing, deep learning has enabled the development of models that can understand and generate natural language, perform sentiment analysis, or translate languages. In healthcare, deep learning has been used to diagnose diseases, predict patient outcomes, and analyze medical images such as CT scans or MRI images. The potential applications of deep learning are vast and continue to expand as more researchers and practitioners develop new models and techniques. Therefore, understanding the principles and fundamentals of deep learning is crucial for anyone looking to work in these fields or develop innovative solutions to complex problems.</text:p>
      <text:p text:style-name="Text_20_body"/>
      <text:p text:style-name="Text_20_body"/>
      <text:p text:style-name="Text_20_body">Chapter 1.2 Neural Networks</text:p>
      <text:p text:style-name="Text_20_body"/>
      <text:p text:style-name="Text_20_body">1.2.1 What are neural networks?</text:p>
      <text:p text:style-name="Text_20_body">Neural networks are a type of machine learning algorithm inspired by the structure of the human brain. This section will cover the definition of neural networks, their historical development, and the anatomy of a neural network.</text:p>
      <text:p text:style-name="Text_20_body"/>
      <text:p text:style-name="Text_20_body">1.2.2 Types of neural networks</text:p>
      <text:p text:style-name="Text_20_body"><text:soft-page-break/>There are various types of neural networks, each designed for specific types of tasks. This section will cover the most common types, including feedforward neural networks, convolutional neural networks, recurrent neural networks, generative adversarial networks, and autoencoders.</text:p>
      <text:p text:style-name="Text_20_body"/>
      <text:p text:style-name="Text_20_body">1.2.3 How do neural networks work?</text:p>
      <text:p text:style-name="Text_20_body">This section will cover the mathematical functions of neural networks and how they are trained. We'll explore forward propagation and backpropagation, the two main techniques for training neural networks. Additionally, we'll discuss common issues such as overfitting and underfitting and techniques for regularization.</text:p>
      <text:p text:style-name="Text_20_body"/>
      <text:p text:style-name="Text_20_body">1.2.4 Chapter Summary</text:p>
      <text:p text:style-name="Text_20_body">This section will summarize the key points covered in the chapter on neural networks. We'll discuss the importance of understanding neural networks for deep learning and provide recommended resources for further reading and exploration.</text:p>
      <text:p text:style-name="Text_20_body"/>
      <text:p text:style-name="Text_20_body"/>
      <text:p text:style-name="P53">1.2.1 What are neural networks?</text:p>
      <text:p text:style-name="P53">Neural networks are a type of machine learning algorithm that are modeled after the structure and function of the human brain. They are composed of layers of interconnected nodes or "neurons" that are designed to process information and learn from data. Neural networks are used in a wide range of applications, from image and speech recognition to natural language processing and predictive analytics.</text:p>
      <text:p text:style-name="P10">The basic structure of a neural network consists of an input layer, one or more hidden layers, and an output layer. Each layer contains a set of neurons that perform mathematical operations on the input data, passing the output on to the next layer. In this way, the network can learn to recognize patterns and make predictions based on the input data.</text:p>
      <text:p text:style-name="P10"/>
      <text:p text:style-name="P53">1.2.2 Types of neural networks:</text:p>
      <text:p text:style-name="P53">There are several types of neural networks, each designed for specific types of tasks and applications. Here are some of the most common types:</text:p>
      <text:list xml:id="list3311960237" text:style-name="L43">
        <text:list-item>
          <text:p text:style-name="P54">Feedforward neural networks: These networks are the most basic type of neural network, consisting of an input layer, one or more hidden layers, and an output layer. They are used for tasks such as pattern recognition, classification, and regression.</text:p>
        </text:list-item>
        <text:list-item>
          <text:p text:style-name="P54"><text:soft-page-break/>Convolutional neural networks: These networks are designed for image and video processing tasks. They are composed of layers of convolutional and pooling operations that allow the network to learn spatial features and patterns.</text:p>
        </text:list-item>
        <text:list-item>
          <text:p text:style-name="P54">Recurrent neural networks: These networks are used for tasks involving sequential data, such as natural language processing and speech recognition. They contain "memory" cells that allow the network to remember previous inputs and learn temporal patterns.</text:p>
        </text:list-item>
        <text:list-item>
          <text:p text:style-name="P54">Generative adversarial networks: These networks are composed of two separate networks - a generator network and a discriminator network - that work together to generate new data that is similar to a given training set. They are used in tasks such as image and music generation.</text:p>
        </text:list-item>
        <text:list-item>
          <text:p text:style-name="P54">Autoencoders: These networks are used for data compression and feature extraction. They are composed of an encoder network that compresses the input data into a lower-dimensional representation, and a decoder network that reconstructs the original data from the compressed representation.</text:p>
        </text:list-item>
      </text:list>
      <text:p text:style-name="P53"/>
      <text:h text:style-name="P1" text:outline-level="2">1.2.3 How do neural networks work?</text:h>
      <text:p text:style-name="P10">Neural networks are composed of individual neurons or nodes that are connected to each other through weighted connections. Each node receives input from other nodes or external sources, processes this input through an activation function, and passes on the result to other nodes downstream.</text:p>
      <text:h text:style-name="P2" text:outline-level="3">Mathematical functions of neural networks</text:h>
      <text:p text:style-name="P10">Neural networks use a variety of mathematical functions to perform their computations. Some of the most common functions include:</text:p>
      <text:list xml:id="list1645067071" text:style-name="L42">
        <text:list-item>
          <text:p text:style-name="P97">Linear functions: These functions output a scaled version of the input.</text:p>
        </text:list-item>
        <text:list-item>
          <text:p text:style-name="P97">Non-linear functions: These functions introduce non-linearities into the computation, allowing neural networks to model more complex relationships between inputs and outputs.</text:p>
        </text:list-item>
        <text:list-item>
          <text:p text:style-name="P52">Activation functions: These functions determine the output of a neuron based on its input. Common activation functions include the sigmoid, ReLU, and tanh functions.</text:p>
        </text:list-item>
      </text:list>
      <text:h text:style-name="P2" text:outline-level="3">Training a neural network</text:h>
      <text:p text:style-name="P10">Training a neural network involves adjusting the weights of its connections so that it produces the desired output for a given input. This is typically done by minimizing a loss function that measures the difference between the network's predicted output and the actual output. This process is known as optimization, and there are a variety of techniques that can be used to perform it, such as stochastic gradient descent.</text:p>
      <text:h text:style-name="P2" text:outline-level="3"><text:soft-page-break/>Forward propagation and backpropagation</text:h>
      <text:p text:style-name="P10">Forward propagation is the process of computing the output of a neural network given a particular input. Backpropagation is the process of computing the gradients of the loss function with respect to the weights of the network, so that they can be updated during optimization. Backpropagation works by applying the chain rule of calculus to compute these gradients efficiently.</text:p>
      <text:h text:style-name="P2" text:outline-level="3">Overfitting and underfitting</text:h>
      <text:p text:style-name="P10">Overfitting and underfitting are common problems that can occur when training a neural network. Overfitting occurs when a network becomes too complex and starts to fit the noise in the training data rather than the underlying patterns. Underfitting occurs when a network is too simple and fails to capture the underlying patterns in the data. Techniques such as regularization can help to address these problems.</text:p>
      <text:h text:style-name="P2" text:outline-level="3">Regularization techniques</text:h>
      <text:p text:style-name="P10">Regularization is the process of adding constraints to the weights of a neural network to prevent it from overfitting. Some common regularization techniques include L1 and L2 regularization, dropout, and early stopping.</text:p>
      <text:p text:style-name="P10"/>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6T18:28:46.281549770</meta:creation-date>
    <dc:date>2023-04-26T23:45:09.205934264</dc:date>
    <meta:editing-duration>PT2H55M36S</meta:editing-duration>
    <meta:editing-cycles>12</meta:editing-cycles>
    <meta:generator>LibreOffice/6.4.7.2$Linux_X86_64 LibreOffice_project/40$Build-2</meta:generator>
    <meta:document-statistic meta:table-count="0" meta:image-count="0" meta:object-count="0" meta:page-count="13" meta:paragraph-count="263" meta:word-count="3516" meta:character-count="23374" meta:non-whitespace-character-count="20273"/>
  </office:meta>
</office:document-meta>
</file>